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dium:</text:p>
      <text:p text:style-name="Standard">Ein Medium ist eine mp3-Datei, welche von einem User in das System hochgeladen wird. Jedes <text:s/>Medium ist eindeutig einem Genre zugeordnet und kann in beliebig vielen Playlists vorhanden sein. Außerdem kann ein Medium von verschiedenen Usern über ein Rating bewertet werden, wobei ein Medium von einem User nur einmal bewertet werden kann. Die Bewertung kann allerdings nachträglich bearbeitet werden. Weiterhin können User einen Comment zu den Medien verfassen.</text:p>
      <text:p text:style-name="Standard"/>
      <text:p text:style-name="Standard">Playlist:</text:p>
      <text:p text:style-name="Standard">Eine Playlist ist eine Liste aus Medien, welche von genau einem User erstellt wird. Dabei muss die Liste mindestens ein Medium enthalten. Playlisten können außerdem von beliebig vielen Usern kommentiert werden.</text:p>
      <text:p text:style-name="Standard"/>
      <text:p text:style-name="Standard">Album:</text:p>
      <text:p text:style-name="Standard">Ein Album ist eine Playlist, welche nur von genau einem Artisten erstellt werden kann. <text:s/>Wie eine Playlist muss ein Album mindestens ein Medium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10:52:56.62</meta:creation-date>
    <dc:date>2014-02-20T11:47:41.59</dc:date>
    <meta:editing-duration>PT8M50S</meta:editing-duration>
    <meta:editing-cycles>2</meta:editing-cycles>
    <meta:generator>OpenOffice.org/3.4$Win32 OpenOffice.org_project/340m1$Build-9590</meta:generator>
    <meta:document-statistic meta:table-count="0" meta:image-count="0" meta:object-count="0" meta:page-count="1" meta:paragraph-count="6" meta:word-count="126" meta:character-count="844"/>
  </office:meta>
</office:document-meta>
</file>